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start" style:justify-single-word="false"/>
      <style:text-properties fo:font-size="14pt" style:text-underline-style="none" officeooo:rsid="002a6fb8" officeooo:paragraph-rsid="0038b556" style:font-size-asian="12.25pt" style:font-size-complex="14pt"/>
    </style:style>
    <style:style style:name="P2" style:family="paragraph" style:parent-style-name="Standard">
      <style:paragraph-properties fo:line-height="115%" fo:text-align="start" style:justify-single-word="false"/>
      <style:text-properties fo:font-size="14pt" style:text-underline-style="none" officeooo:rsid="0038b556" officeooo:paragraph-rsid="003d2e9c" style:font-size-asian="12.25pt" style:font-size-complex="14pt"/>
    </style:style>
    <style:style style:name="P3" style:family="paragraph" style:parent-style-name="Standard">
      <style:paragraph-properties fo:line-height="115%" fo:text-align="start" style:justify-single-word="false"/>
      <style:text-properties fo:font-size="14pt" style:text-underline-style="none" officeooo:rsid="002ac49b" officeooo:paragraph-rsid="00636f84" style:font-size-asian="12.25pt" style:font-size-complex="14pt"/>
    </style:style>
    <style:style style:name="P4" style:family="paragraph" style:parent-style-name="Standard">
      <style:paragraph-properties fo:line-height="115%" fo:text-align="start" style:justify-single-word="false"/>
      <style:text-properties fo:font-size="14pt" style:text-underline-style="none" officeooo:rsid="00a4b672" officeooo:paragraph-rsid="00a903a9" style:font-size-asian="12.25pt" style:font-size-complex="14pt"/>
    </style:style>
    <style:style style:name="P5" style:family="paragraph" style:parent-style-name="Standard">
      <style:paragraph-properties fo:line-height="115%" fo:text-align="start" style:justify-single-word="false"/>
      <style:text-properties fo:font-size="14pt" style:text-underline-style="none" officeooo:rsid="00a4b672" officeooo:paragraph-rsid="00bb4d47" style:font-size-asian="12.25pt" style:font-size-complex="14pt"/>
    </style:style>
    <style:style style:name="P6" style:family="paragraph" style:parent-style-name="Standard">
      <style:paragraph-properties fo:line-height="115%" fo:text-align="start" style:justify-single-word="false"/>
      <style:text-properties fo:font-size="14pt" style:text-underline-style="none" officeooo:rsid="00aa2e9c" officeooo:paragraph-rsid="00a903a9" style:font-size-asian="12.25pt" style:font-size-complex="14pt"/>
    </style:style>
    <style:style style:name="P7" style:family="paragraph" style:parent-style-name="Standard">
      <style:paragraph-properties fo:line-height="115%" fo:text-align="start" style:justify-single-word="false"/>
      <style:text-properties fo:font-size="14pt" style:text-underline-style="none" fo:font-weight="bold" officeooo:rsid="003d2e9c" officeooo:paragraph-rsid="003d2e9c" style:font-size-asian="12.25pt" style:font-weight-asian="bold" style:font-size-complex="14pt" style:font-weight-complex="bold"/>
    </style:style>
    <style:style style:name="P8" style:family="paragraph" style:parent-style-name="Standard">
      <style:paragraph-properties fo:line-height="115%" fo:text-align="center" style:justify-single-word="false"/>
      <style:text-properties fo:font-size="18pt" style:text-underline-style="solid" style:text-underline-width="auto" style:text-underline-color="font-color" officeooo:rsid="00024e62" officeooo:paragraph-rsid="009ac2da" style:font-size-asian="18pt" style:font-size-complex="18pt"/>
    </style:style>
    <style:style style:name="P9"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style:font-name="Liberation Serif" fo:font-size="14pt" style:text-underline-style="none" officeooo:rsid="008bf17b" officeooo:paragraph-rsid="008bf17b" style:font-size-asian="12.25pt" style:font-size-complex="14pt"/>
    </style:style>
    <style:style style:name="P10"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style:font-name="Liberation Serif" fo:font-size="14pt" style:text-underline-style="none" officeooo:rsid="008bf17b" officeooo:paragraph-rsid="008c56f6" style:font-size-asian="12.25pt" style:font-size-complex="14pt"/>
    </style:style>
    <style:style style:name="P11"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style:font-name="Liberation Serif" fo:font-size="14pt" style:text-underline-style="none" officeooo:rsid="008d1020" officeooo:paragraph-rsid="008d1020" style:font-size-asian="12.25pt" style:font-size-complex="14pt"/>
    </style:style>
    <style:style style:name="P12"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style:font-name="Liberation Serif" fo:font-size="14pt" style:text-underline-style="none" officeooo:rsid="008d8131" officeooo:paragraph-rsid="008d8131" style:font-size-asian="12.25pt" style:font-size-complex="14pt"/>
    </style:style>
    <style:style style:name="P13"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style:font-name="Liberation Serif" fo:font-size="14pt" style:text-underline-style="none" officeooo:rsid="008a7cf5" officeooo:paragraph-rsid="008a7cf5" style:font-size-asian="12.25pt" style:font-size-complex="14pt"/>
    </style:style>
    <style:style style:name="P14"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style:text-line-through-style="none" style:text-line-through-type="none" style:font-name="Liberation Serif" fo:font-size="14pt" fo:font-style="normal" style:text-underline-style="none" officeooo:rsid="008d1020" officeooo:paragraph-rsid="008d1020" style:font-size-asian="12.25pt" style:font-style-asian="normal" style:font-size-complex="14pt" style:font-style-complex="normal"/>
    </style:style>
    <style:style style:name="P15"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style:text-line-through-style="none" style:text-line-through-type="none" style:font-name="Liberation Serif" fo:font-size="14pt" fo:font-style="normal" style:text-underline-style="none" officeooo:rsid="008d8131" officeooo:paragraph-rsid="008d8131" style:font-size-asian="12.25pt" style:font-style-asian="normal" style:font-size-complex="14pt" style:font-style-complex="normal"/>
    </style:style>
    <style:style style:name="P16" style:family="paragraph" style:parent-style-name="Standard" style:master-page-name="">
      <loext:graphic-properties draw:fill="none"/>
      <style:paragraph-properties fo:margin-left="1cm" fo:margin-right="0cm" fo:line-height="115%" fo:text-align="start" style:justify-single-word="false" fo:text-indent="0cm" style:auto-text-indent="false" style:page-number="auto" fo:background-color="transparent"/>
      <style:text-properties style:font-name="Liberation Serif" fo:font-size="14pt" style:text-underline-style="none" officeooo:rsid="002ac49b" officeooo:paragraph-rsid="008a7cf5" style:font-size-asian="12.25pt" style:font-size-complex="14pt"/>
    </style:style>
    <style:style style:name="P17"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fo:font-size="14pt" style:text-underline-style="none" officeooo:rsid="00b226d7" officeooo:paragraph-rsid="00b226d7" style:font-size-asian="12.25pt" style:font-size-complex="14pt"/>
    </style:style>
    <style:style style:name="P18" style:family="paragraph" style:parent-style-name="Standard" style:master-page-name="">
      <loext:graphic-properties draw:fill="none"/>
      <style:paragraph-properties fo:margin-left="0cm" fo:margin-right="0cm" fo:line-height="115%" fo:text-align="start" style:justify-single-word="false" fo:text-indent="0cm" style:auto-text-indent="false" style:page-number="auto" fo:background-color="transparent"/>
      <style:text-properties fo:font-size="14pt" style:text-underline-style="none" officeooo:rsid="008d8131" officeooo:paragraph-rsid="008d8131" style:font-size-asian="12.25pt" style:font-size-complex="14pt"/>
    </style:style>
    <style:style style:name="T1" style:family="text">
      <style:text-properties officeooo:rsid="0039c0d1"/>
    </style:style>
    <style:style style:name="T2" style:family="text">
      <style:text-properties officeooo:rsid="003bc0ca"/>
    </style:style>
    <style:style style:name="T3" style:family="text">
      <style:text-properties officeooo:rsid="008a7cf5"/>
    </style:style>
    <style:style style:name="T4" style:family="text">
      <style:text-properties officeooo:rsid="008c56f6"/>
    </style:style>
    <style:style style:name="T5" style:family="text">
      <style:text-properties fo:font-style="italic" officeooo:rsid="008c56f6" style:font-style-asian="italic" style:font-style-complex="italic"/>
    </style:style>
    <style:style style:name="T6" style:family="text">
      <style:text-properties fo:font-style="italic" officeooo:rsid="00b1fede" style:font-style-asian="italic" style:font-style-complex="italic"/>
    </style:style>
    <style:style style:name="T7" style:family="text">
      <style:text-properties fo:font-style="normal" officeooo:rsid="008c56f6" style:font-style-asian="normal" style:font-style-complex="normal"/>
    </style:style>
    <style:style style:name="T8" style:family="text">
      <style:text-properties fo:font-style="normal" officeooo:rsid="00b1fede" style:font-style-asian="normal" style:font-style-complex="normal"/>
    </style:style>
    <style:style style:name="T9" style:family="text">
      <style:text-properties style:text-line-through-style="solid" style:text-line-through-type="single" fo:font-style="normal" officeooo:rsid="008c56f6" style:font-style-asian="normal" style:font-style-complex="normal"/>
    </style:style>
    <style:style style:name="T10" style:family="text">
      <style:text-properties style:text-line-through-style="none" style:text-line-through-type="none" fo:font-style="normal" style:font-style-asian="normal" style:font-style-complex="normal"/>
    </style:style>
    <style:style style:name="T11" style:family="text">
      <style:text-properties style:text-line-through-style="none" style:text-line-through-type="none" fo:font-style="normal" officeooo:rsid="008c56f6" style:font-style-asian="normal" style:font-style-complex="normal"/>
    </style:style>
    <style:style style:name="T12" style:family="text">
      <style:text-properties style:text-line-through-style="none" style:text-line-through-type="none" fo:font-style="normal" officeooo:rsid="008d1020" style:font-style-asian="normal" style:font-style-complex="normal"/>
    </style:style>
    <style:style style:name="T13" style:family="text">
      <style:text-properties style:text-line-through-style="none" style:text-line-through-type="none" fo:font-style="normal" officeooo:rsid="008d8131" style:font-style-asian="normal" style:font-style-complex="normal"/>
    </style:style>
    <style:style style:name="T14" style:family="text">
      <style:text-properties style:text-line-through-style="none" style:text-line-through-type="none" fo:font-style="normal" officeooo:rsid="008e6fc8" style:font-style-asian="normal" style:font-style-complex="normal"/>
    </style:style>
    <style:style style:name="T15" style:family="text">
      <style:text-properties style:text-line-through-style="none" style:text-line-through-type="none" fo:font-style="normal" officeooo:rsid="00a19998" style:font-style-asian="normal" style:font-style-complex="normal"/>
    </style:style>
    <style:style style:name="T16" style:family="text">
      <style:text-properties style:text-line-through-style="none" style:text-line-through-type="none" fo:font-style="normal" officeooo:rsid="00b226d7" style:font-style-asian="normal" style:font-style-complex="normal"/>
    </style:style>
    <style:style style:name="T17" style:family="text">
      <style:text-properties officeooo:rsid="008e6fc8"/>
    </style:style>
    <style:style style:name="T18" style:family="text">
      <style:text-properties fo:font-weight="normal" style:font-weight-asian="normal" style:font-weight-complex="normal"/>
    </style:style>
    <style:style style:name="T19" style:family="text">
      <style:text-properties fo:font-weight="normal" officeooo:rsid="0003b2ca" style:font-weight-asian="normal" style:font-weight-complex="normal"/>
    </style:style>
    <style:style style:name="T20" style:family="text">
      <style:text-properties officeooo:rsid="00b1fede"/>
    </style:style>
    <style:style style:name="T21" style:family="text">
      <style:text-properties officeooo:rsid="00b3ee18"/>
    </style:style>
    <style:style style:name="T22" style:family="text">
      <style:text-properties officeooo:rsid="00b52d0c"/>
    </style:style>
    <style:style style:name="T23" style:family="text">
      <style:text-properties officeooo:rsid="00ba4291"/>
    </style:style>
    <style:style style:name="T24" style:family="text">
      <style:text-properties officeooo:rsid="00bb4d47"/>
    </style:style>
    <style:style style:name="T25" style:family="text">
      <style:text-properties officeooo:rsid="00bc3d07"/>
    </style:style>
    <style:style style:name="T26" style:family="text">
      <style:text-properties officeooo:rsid="00bfc5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8">Ein Haufen </text:span><text:span text:style-name="T19">eigenwilliger Halunken</text:span></text:p>
      <text:p text:style-name="P7">Prolog</text:p>
      <text:p text:style-name="P4">Kazuki Hamada und Alicia Brewer heirateten 2235. Als 2237 die Zwillinge Tadashi und Kyle geboren wurden, bat Kazuki – ein Techniker der Sternenflotte – um Versetzung auf die Erde. Mit der Geburt von Hiro und Seth 2242 war die Familie Hamada zu sechst. Bei jeder Geburt hielten alte Freunde von Kazuki und Alicia Wache. Zum einen waren sie etwas paranoid was Kinder anging, außerdem waren es ihre Patenkinder.</text:p>
      <text:p text:style-name="P5">Alicia hatte darauf bestanden, dass jeweils jeweils ein Kind einen englischen Namen erhalten sollte. Nicht das sowas bedeuten würde, aber werdende Eltern sind nicht gerade für ihre Rationalität bekannt. Die Kinder wuchsen und die kleine Familie war dennoch zufrieden: alle waren gesund, die Eltern erfolgreich im Beruf und es gab keine unmittelbaren Schwierigkeiten. Auch nicht, als Tadashi und Kyle 2247 zum ersten Mal Post von ihren Patenonkeln Ansgar und Ruben Jedarin <text:span text:style-name="T20">bekamen</text:span>. Kazuki hatte d<text:span text:style-name="T26">ie</text:span> Jedarin-Brüder Alicia im zweiten Jahr ihrer Beziehung vorgestellt. Sie reisten viel, waren altmodisch <text:span text:style-name="T20">aber gute Freunde</text:span>. Sie kamen eher unregelmäßig zu Besuch, blieben auch nie l<text:span text:style-name="T24">ange</text:span> spielten aber immer mit ihren Pantenkindern.</text:p>
      <text:p text:style-name="P6">Die Post bestand aus einem Brief für Kazuki und Alicia und ein<text:span text:style-name="T24">em</text:span> Paket für Tadashi und Kyle. Darin enthalten waren zwei Anhänger, zwei Bücher und ein Brief in einem Umschlag beigelegt. Beide waren sie etwa dreieckig, nur nach unten offen und schienen aus Stahl gefertigt. Einer war an der unteren Hälte rot, an der oberen Hälfte braun und an der der Spitze schwarz bemalt. Der andere war unten <text:span text:style-name="T24">grün</text:span>, in der Mitte weiß und an der Spitze <text:span text:style-name="T24">blau</text:span> bemalt. Im Brief stand, in einer leicht verschnörkelten Handschrift, folgendes:</text:p>
      <text:p text:style-name="P3"/>
      <text:p text:style-name="P16">„<text:span text:style-name="T3">Lieber Tadashi, lieber Kyle,</text:span></text:p>
      <text:p text:style-name="P13">ihr <text:span text:style-name="T26">kennt uns vielleicht nicht</text:span> <text:span text:style-name="T26">aber </text:span>wir <text:span text:style-name="T26">kennen</text:span> euch. Wir, dass sind ich – Ansgar Jedarin – und mein jüngerer Bruder Ruben. Wir sind eure Patenonkel. Ihr habt uns bisher kaum gesehen und <text:span text:style-name="T24">das tut uns leid</text:span>. Damit ihr eine Vorstellung habt, wie wir aussehen haben wir jeweils ein Bild von uns beigelegt.</text:p>
      <text:p text:style-name="P13">Ihr haltet hier einen richtigen, echten auf Papier geschriebenen Brief in Händen. Der Brief, oder vielmehr das Paket, wurde nicht von uns aus über irgendwelche Relais zu euch gebeamt. Nein, dieses Paket ist durch viele Hände und auch einige dunkle Kanäle gegangen, bis es euch erreicht hat. Zugegeben, nicht die schnellste Art der Zustellung aber die für uns und euch sicherste.</text:p>
      <text:p text:style-name="P9">Ihr müsst verstehen: Wir sind in einem Geschäftsbereich tätig, wo persönliche Beziehung sehr schnell für uns zum Druckmittel und für euch zur Gefahr werden. Unsere Tätigkeit ist auch der Grund für unsere seltene Anwesenheit, wir <text:soft-page-break/>sind nämlich ziemlich häufig mit recht, sagen wir <text:span text:style-name="T25">interessanten</text:span> Gestalten, beschäftigt.</text:p>
      <text:p text:style-name="P10">Aber genug von uns, <text:span text:style-name="T4">denn dieses Paket ist nicht nur unser Geburtstagsgeschenk an euch, sondern auch etwas wichtiges für eure Familie. Für uns war Familie schon immer etwas wichtiges und auch notwendiges, auch wenn das heute anders sein mag.</text:span></text:p>
      <text:p text:style-name="P10"><text:span text:style-name="T4">Kommen wir als erstes zu den Geschenken: Für dich, Tadashi Hamada ist das Buch </text:span><text:span text:style-name="T5">König Artus</text:span><text:span text:style-name="T7">, eine alte Sage um einen aufrechten Herrscher. Dir, Kyle Hamada schenken wir </text:span><text:span text:style-name="T6">Robin Hood</text:span><text:span text:style-name="T7">, eine Erzählung über </text:span><text:span text:style-name="T8">einen gerechtes Schlitzohr</text:span><text:span text:style-name="T7">. Wie ihr seht haben uns eure Eltern immer ein bisschen auf dem laufenden gehalten.</text:span></text:p>
      <text:p text:style-name="P10"><text:span text:style-name="T7">Nun zu den Anhängern: Als eure Pantenonkel ist es gewissermaßen unsere Pflicht euch zu beschützen und zu unterstützen. Das übernehmen zwar in erster Linie eure Eltern aber es schadet trotzdem nicht im Zweifels- oder Notfall einen zusätzlichen Einfluss in </text:span><text:span text:style-name="T9">petto</text:span><text:span text:style-name="T11"> Reserve zu haben. Die Anhänger sind nach dem Symbol unserer Gruppe geformt. Die merkwürdige </text:span><text:span text:style-name="T12">Bemalung zeigt Eingeweihten, unter wessen Schutz man steht. Daher ist der Anhänger mit der schwarzen Spitze für dich, Tadashi, und der mit der </text:span><text:span text:style-name="T14">grünen</text:span><text:span text:style-name="T12"> Spitze für dich, Kyle.</text:span></text:p>
      <text:p text:style-name="P14">Der Einfluss unserer Gruppe ist stark genug das ihr durch die übelsten Viertel von Frisco streifen könntet ohne euch vor mehr zu fürchten als ein paar böser Blicke. Dass soll jetzt aber keine Aufforderung gewesen sein, so was auszuprobieren, klar?!</text:p>
      <text:p text:style-name="P11"><text:span text:style-name="T10">Die Anhänger sind so gemacht, dass </text:span><text:span text:style-name="T14">man </text:span><text:span text:style-name="T10">sie </text:span><text:span text:style-name="T14">in</text:span><text:span text:style-name="T10"> viele</text:span><text:span text:style-name="T15">s</text:span><text:span text:style-name="T10"> </text:span><text:span text:style-name="T14">einbinden kann</text:span><text:span text:style-name="T10">: Als Anhänger, an einem Armband, einer Kette,etc. Die Liste wäre ziemlich lang. Man muss das Symbol halt nur schnell erkennen können, sonst bringt es einem wenig.</text:span></text:p>
      <text:p text:style-name="P11"><text:span text:style-name="T10">Wir werden euch regelmäßig schreiben, zumindest an euren </text:span><text:span text:style-name="T16">Geburtstagen.</text:span><text:span text:style-name="T10"> </text:span><text:span text:style-name="T13">Hoffentlich können wir uns bald mal direkt sehen, bis dahin seid gedrückt von euren Paten Ansgar &amp; Ruben.</text:span></text:p>
      <text:p text:style-name="P12"><text:span text:style-name="T10">P.S.: Rubens Handschrift ist quasi unleserlich, deswegen musste ich den Brief schreiben. </text:span><text:span text:style-name="T14">Ansgar.</text:span><text:span text:style-name="T10">“</text:span></text:p>
      <text:p text:style-name="P15"/>
      <text:p text:style-name="P18">Der letzte Teil des Briefes war etwas verschmier<text:span text:style-name="T17">t.</text:span></text:p>
      <text:p text:style-name="P17">Tadashi und Kyle freuten sich über über ihre Geschenke und auch ihre Brüder waren daran interessiert. Hiro und Seth waren enttäuscht, <text:span text:style-name="T21">dass sie noch fünf Jahre warten mussten. Trotzdem kam sie schnell darüber hinweg und der Tag ging ohne weitere Probleme zu Ende. Bald darauf sollte die Familie Hamada von einem Unglück getroffen werden.</text:span></text:p>
      <text:p text:style-name="P3"><text:soft-page-break/><text:span text:style-name="T23">Im September 2247</text:span> verunglückt<text:span text:style-name="T22">e</text:span> ein Shuttle auf dem Weg von Luna 2 nach New York <text:span text:style-name="T22">aus ungeklärter Ursache</text:span>, <text:span text:style-name="T23">es ga keine </text:span>Überlebende. Die Brüder Tadashi und Hiro kommen zur Schwester ihrer Mutter, Cassandra, während Kyle und Seth zum Bruder ihres Vaters kommen. Beide leben zwar in San Francisco aber in unterschiedlichen Stadtteilen. Trotzdem kamen sie recht gut <text:span text:style-name="T20">durch</text:span>. </text:p>
      <text:p text:style-name="P1"/>
      <text:p text:style-name="P7">Sternzeit 2256</text:p>
      <text:p text:style-name="P2">Hiro Hamada hatte <text:span text:style-name="T1">heute</text:span> ein schlechtes Gefühl, irgendwas braute sich da zusammen. <text:span text:style-name="T2">Sein Bruder Tadashi wollte an seinem Projekt unbedingt weiterarbeiten, musste er. Ihn besorgte nicht das Projekt, sondern die Leute mit denen er zusammen arbeitete: Gogo konnte gar nicht schnell genug von A nach B kommen, Honey jagte immer irgendwas in die Luft und Fred‘s Beine waren irgendwie immer im Weg. Sein Bruder war zwar fünf Jahre älter als er und ein Genie aber das hinderte ihn nicht daran sich um ihn zu sorgen. „Schön“, meint Hiro am Morgen zu ihm, „Wenn du sie schon beeindrucken willst, dann gib mir bitte Bescheid wenn du fertig bist.“ „Nervös?“, neckte Tadashi. „Nein, ich bin besorgt. Du kennst doch Murphy, oder ?!“ Der Vierzehnjährige warf seinem Bruder einen vielsagenden Blick zu. „Na schön“, gab sich Tadashi geschlagen. Hiro war totzdem den ganzen Tag unwohl, bis ihn Tadashi von der Schule abholte. Tadashi selber <text:s/>hatte mit 16 die Schule abgeschlossen und Hiro schien ihn nachzueifern. Sie wollten vor dem Abendessen noch zu den Docks. Selbst wenn San Francisco keine Hafenstadt als solche mehr war, an den Docks gab es dennoch immer noch viel zu sehen. Als sich die Sonne nach einigen Stunden dem Horizont näherte meinte Tadashi. Dass es Zeit wäre nach Huase zu gehen: „Tante Cass wartet bestimmt nicht ewig auf uns.“ Hiro grinste nur lief zur nächsten Haltestel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3T16:02:23.785000000</meta:creation-date>
    <meta:editing-duration>P7DT17H56M26S</meta:editing-duration>
    <meta:editing-cycles>27</meta:editing-cycles>
    <meta:generator>LibreOffice/6.1.6.3$Windows_X86_64 LibreOffice_project/5896ab1714085361c45cf540f76f60673dd96a72</meta:generator>
    <dc:date>2019-10-07T18:42:49.005000000</dc:date>
    <meta:document-statistic meta:table-count="0" meta:image-count="0" meta:object-count="0" meta:page-count="3" meta:paragraph-count="21" meta:word-count="1066" meta:character-count="6680" meta:non-whitespace-character-count="5629"/>
  </office:meta>
</office:document-meta>
</file>